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d4b" officeooo:paragraph-rsid="0011ad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4:50:22.937365753</meta:creation-date>
    <dc:date>2020-04-11T04:51:12.541352829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